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E0000041A09C7F95C.png"/>
  <manifest:file-entry manifest:media-type="image/png" manifest:full-path="Pictures/10000000000002EE0000041A0B3E2151.png"/>
  <manifest:file-entry manifest:media-type="image/png" manifest:full-path="Pictures/10000000000002EE0000041A295EAA71.png"/>
  <manifest:file-entry manifest:media-type="image/png" manifest:full-path="Pictures/10000000000002EE0000041A97360BA5.png"/>
  <manifest:file-entry manifest:media-type="image/png" manifest:full-path="Pictures/10000000000002EE0000041A3CA59631.png"/>
  <manifest:file-entry manifest:media-type="image/png" manifest:full-path="Pictures/10000000000002EE0000041AD205AF82.png"/>
  <manifest:file-entry manifest:media-type="image/png" manifest:full-path="Pictures/10000000000002EE0000041A89580A36.png"/>
  <manifest:file-entry manifest:media-type="image/png" manifest:full-path="Pictures/10000000000002EE0000041A8D84AF25.png"/>
  <manifest:file-entry manifest:media-type="image/png" manifest:full-path="Pictures/10000000000002EE0000041A15B1F323.png"/>
  <manifest:file-entry manifest:media-type="image/png" manifest:full-path="Pictures/10000000000002EE0000041AD577729F.png"/>
  <manifest:file-entry manifest:media-type="image/png" manifest:full-path="Pictures/10000000000000200000002000309F1C.png"/>
  <manifest:file-entry manifest:media-type="image/png" manifest:full-path="Pictures/10000000000002EE0000041AC13BC705.png"/>
  <manifest:file-entry manifest:media-type="image/png" manifest:full-path="Pictures/10000000000002EE0000041A703F0872.png"/>
  <manifest:file-entry manifest:media-type="image/png" manifest:full-path="Pictures/10000000000002EE0000041AC62CBA88.png"/>
  <manifest:file-entry manifest:media-type="image/png" manifest:full-path="Pictures/10000000000002EE0000041AAE7BB3DF.png"/>
  <manifest:file-entry manifest:media-type="image/png" manifest:full-path="Pictures/10000000000002EE0000041AF91241B3.png"/>
  <manifest:file-entry manifest:media-type="image/png" manifest:full-path="Pictures/10000000000002EE0000041A3961C0FD.png"/>
  <manifest:file-entry manifest:media-type="image/png" manifest:full-path="Pictures/10000000000002EE0000041AA33B3678.png"/>
  <manifest:file-entry manifest:media-type="image/png" manifest:full-path="Pictures/10000000000002EE0000041ABC4787AE.png"/>
  <manifest:file-entry manifest:media-type="image/png" manifest:full-path="Pictures/10000000000002EE0000041AEBEA8A3F.png"/>
  <manifest:file-entry manifest:media-type="image/png" manifest:full-path="Pictures/10000000000002EE0000041AFB1B22C4.png"/>
  <manifest:file-entry manifest:media-type="image/png" manifest:full-path="Pictures/10000000000002EE0000041A0B08DA2E.png"/>
  <manifest:file-entry manifest:media-type="image/png" manifest:full-path="Pictures/10000000000002EE0000041A9D35365E.png"/>
  <manifest:file-entry manifest:media-type="image/png" manifest:full-path="Pictures/10000000000002EE0000041A28C23838.png"/>
  <manifest:file-entry manifest:media-type="image/png" manifest:full-path="Pictures/10000000000002EE0000041A4312ACB1.png"/>
  <manifest:file-entry manifest:media-type="image/png" manifest:full-path="Pictures/10000000000002EE0000041A807E155F.png"/>
  <manifest:file-entry manifest:media-type="image/png" manifest:full-path="Pictures/10000000000002EE0000041A08967514.png"/>
  <manifest:file-entry manifest:media-type="image/png" manifest:full-path="Pictures/10000000000002EE0000041AAC061071.png"/>
  <manifest:file-entry manifest:media-type="image/png" manifest:full-path="Pictures/10000000000002EE0000041A748B7E87.png"/>
  <manifest:file-entry manifest:media-type="image/png" manifest:full-path="Pictures/10000000000002EE0000041A77C15240.png"/>
  <manifest:file-entry manifest:media-type="image/png" manifest:full-path="Pictures/10000000000002EE0000041AF6AEDE6E.png"/>
  <manifest:file-entry manifest:media-type="image/png" manifest:full-path="Pictures/10000000000002EE0000041AB046CB73.png"/>
  <manifest:file-entry manifest:media-type="image/png" manifest:full-path="Pictures/10000000000002EE0000041A28025C3F.png"/>
  <manifest:file-entry manifest:media-type="image/png" manifest:full-path="Pictures/10000000000002EE0000041A9A38C47B.png"/>
  <manifest:file-entry manifest:media-type="image/png" manifest:full-path="Pictures/10000000000002EE0000041AB8C20DB4.png"/>
  <manifest:file-entry manifest:media-type="image/png" manifest:full-path="Pictures/10000000000002EE0000041A8FCBFC5F.png"/>
  <manifest:file-entry manifest:media-type="image/png" manifest:full-path="Pictures/10000000000002EE0000041AD830DF64.png"/>
  <manifest:file-entry manifest:media-type="image/png" manifest:full-path="Pictures/10000000000002EE0000041A3861EF3D.png"/>
  <manifest:file-entry manifest:media-type="image/png" manifest:full-path="Pictures/10000000000002EE0000041AB33FA34E.png"/>
  <manifest:file-entry manifest:media-type="image/png" manifest:full-path="Pictures/10000000000002EE0000041A4D2F2667.png"/>
  <manifest:file-entry manifest:media-type="image/png" manifest:full-path="Pictures/10000000000002EE0000041A18BC1614.png"/>
  <manifest:file-entry manifest:media-type="image/png" manifest:full-path="Pictures/10000000000002EE0000041AA1933D23.png"/>
  <manifest:file-entry manifest:media-type="image/png" manifest:full-path="Pictures/10000000000002EE0000041ACFEE0FD9.png"/>
  <manifest:file-entry manifest:media-type="image/png" manifest:full-path="Pictures/10000000000002EE0000041A3EFF81F8.png"/>
  <manifest:file-entry manifest:media-type="image/png" manifest:full-path="Pictures/10000000000002EE0000041A6675289E.png"/>
  <manifest:file-entry manifest:media-type="image/png" manifest:full-path="Pictures/10000000000002EE0000041A83C2A092.png"/>
  <manifest:file-entry manifest:media-type="image/png" manifest:full-path="Pictures/10000000000002EE0000041A0F4659A9.png"/>
  <manifest:file-entry manifest:media-type="image/png" manifest:full-path="Pictures/10000000000002EE0000041AC1D2E1C2.png"/>
  <manifest:file-entry manifest:media-type="image/png" manifest:full-path="Pictures/10000000000002EE0000041A0B43E981.png"/>
  <manifest:file-entry manifest:media-type="image/png" manifest:full-path="Pictures/10000000000002EE0000041A8C2DD8DE.png"/>
  <manifest:file-entry manifest:media-type="image/png" manifest:full-path="Pictures/10000000000002EE0000041A74BEA98E.png"/>
  <manifest:file-entry manifest:media-type="image/png" manifest:full-path="Pictures/10000000000002EE0000041AA341312B.png"/>
  <manifest:file-entry manifest:media-type="image/png" manifest:full-path="Pictures/10000000000002EE0000041AFF36ED5D.png"/>
  <manifest:file-entry manifest:media-type="image/png" manifest:full-path="Pictures/10000000000002EE0000041A759833FB.png"/>
  <manifest:file-entry manifest:media-type="image/png" manifest:full-path="Pictures/10000000000002EE0000041A0A76ABC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8.89cm" svg:x="0.598cm" svg:y="0.598cm">
          <draw:image xlink:href="Pictures/10000000000002EE0000041A3CA59631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0.6cm">
          <draw:image xlink:href="Pictures/10000000000002EE0000041A8D84AF25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0.6cm">
          <draw:image xlink:href="Pictures/10000000000002EE0000041AAC061071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9.49cm">
          <draw:image xlink:href="Pictures/10000000000002EE0000041A8FCBFC5F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9.49cm">
          <draw:image xlink:href="Pictures/10000000000002EE0000041A3861EF3D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9.49cm">
          <draw:image xlink:href="Pictures/10000000000002EE0000041AC1D2E1C2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18.38cm">
          <draw:image xlink:href="Pictures/10000000000002EE0000041AF6AEDE6E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18.38cm">
          <draw:image xlink:href="Pictures/10000000000002EE0000041AA341312B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18.38cm">
          <draw:image xlink:href="Pictures/10000000000002EE0000041AC13BC705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6.35cm" svg:height="8.89cm" svg:x="0.598cm" svg:y="0.598cm">
          <draw:image xlink:href="Pictures/10000000000002EE0000041A703F0872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0.6cm">
          <draw:image xlink:href="Pictures/10000000000002EE0000041A6675289E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0.6cm">
          <draw:image xlink:href="Pictures/10000000000002EE0000041AC62CBA88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9.49cm">
          <draw:image xlink:href="Pictures/10000000000002EE0000041A0B3E2151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9.49cm">
          <draw:image xlink:href="Pictures/10000000000002EE0000041ABC4787AE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9.49cm">
          <draw:image xlink:href="Pictures/10000000000002EE0000041AA1933D23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18.38cm">
          <draw:image xlink:href="Pictures/10000000000002EE0000041A15B1F323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18.38cm">
          <draw:image xlink:href="Pictures/10000000000002EE0000041A09C7F95C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18.38cm">
          <draw:image xlink:href="Pictures/10000000000002EE0000041A4D2F2667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6.35cm" svg:height="8.89cm" svg:x="0.598cm" svg:y="0.598cm">
          <draw:image xlink:href="Pictures/10000000000002EE0000041A83C2A092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0.6cm">
          <draw:image xlink:href="Pictures/10000000000002EE0000041AD577729F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0.6cm">
          <draw:image xlink:href="Pictures/10000000000002EE0000041ACFEE0FD9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9.49cm">
          <draw:image xlink:href="Pictures/10000000000002EE0000041AD830DF64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9.49cm">
          <draw:image xlink:href="Pictures/10000000000002EE0000041A807E155F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9.49cm">
          <draw:image xlink:href="Pictures/10000000000002EE0000041AB33FA34E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18.38cm">
          <draw:image xlink:href="Pictures/10000000000002EE0000041A295EAA71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18.38cm">
          <draw:image xlink:href="Pictures/10000000000002EE0000041A0A76ABCA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18.38cm">
          <draw:image xlink:href="Pictures/10000000000002EE0000041A0F4659A9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6.35cm" svg:height="8.89cm" svg:x="0.598cm" svg:y="0.598cm">
          <draw:image xlink:href="Pictures/10000000000002EE0000041A9D35365E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0.6cm">
          <draw:image xlink:href="Pictures/10000000000002EE0000041A9A38C47B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0.6cm">
          <draw:image xlink:href="Pictures/10000000000002EE0000041A97360BA5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9.49cm">
          <draw:image xlink:href="Pictures/10000000000002EE0000041A3961C0FD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9.49cm">
          <draw:image xlink:href="Pictures/10000000000002EE0000041AB8C20DB4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9.49cm">
          <draw:image xlink:href="Pictures/10000000000002EE0000041AEBEA8A3F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18.38cm">
          <draw:image xlink:href="Pictures/10000000000002EE0000041A77C15240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18.38cm">
          <draw:image xlink:href="Pictures/10000000000002EE0000041AF91241B3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18.38cm">
          <draw:image xlink:href="Pictures/10000000000002EE0000041A0B08DA2E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6.35cm" svg:height="8.89cm" svg:x="0.598cm" svg:y="0.598cm">
          <draw:image xlink:href="Pictures/10000000000002EE0000041A89580A36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0.6cm">
          <draw:image xlink:href="Pictures/10000000000002EE0000041A4312ACB1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0.6cm">
          <draw:image xlink:href="Pictures/10000000000002EE0000041AD205AF82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9.49cm">
          <draw:image xlink:href="Pictures/10000000000002EE0000041AAE7BB3DF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9.49cm">
          <draw:image xlink:href="Pictures/10000000000002EE0000041AFB1B22C4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9.49cm">
          <draw:image xlink:href="Pictures/10000000000002EE0000041A74BEA98E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18.38cm">
          <draw:image xlink:href="Pictures/10000000000002EE0000041A28025C3F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18.38cm">
          <draw:image xlink:href="Pictures/10000000000002EE0000041AFF36ED5D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18.38cm">
          <draw:image xlink:href="Pictures/10000000000002EE0000041A28C23838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6.35cm" svg:height="8.89cm" svg:x="0.598cm" svg:y="0.598cm">
          <draw:image xlink:href="Pictures/10000000000002EE0000041A759833FB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0.6cm">
          <draw:image xlink:href="Pictures/10000000000002EE0000041A0B43E981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0.6cm">
          <draw:image xlink:href="Pictures/10000000000002EE0000041AB046CB73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9.49cm">
          <draw:image xlink:href="Pictures/10000000000002EE0000041AA33B3678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9.49cm">
          <draw:image xlink:href="Pictures/10000000000002EE0000041A18BC1614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9.49cm">
          <draw:image xlink:href="Pictures/10000000000002EE0000041A3EFF81F8.png" xlink:type="simple" xlink:show="embed" xlink:actuate="onLoad">
            <text:p/>
          </draw:image>
        </draw:frame>
        <draw:frame draw:style-name="gr1" draw:text-style-name="P1" draw:layer="layout" svg:width="6.35cm" svg:height="8.89cm" svg:x="0.6cm" svg:y="18.38cm">
          <draw:image xlink:href="Pictures/10000000000002EE0000041A748B7E87.png" xlink:type="simple" xlink:show="embed" xlink:actuate="onLoad">
            <text:p/>
          </draw:image>
        </draw:frame>
        <draw:frame draw:style-name="gr1" draw:text-style-name="P1" draw:layer="layout" svg:width="6.35cm" svg:height="8.89cm" svg:x="6.95cm" svg:y="18.38cm">
          <draw:image xlink:href="Pictures/10000000000002EE0000041A8C2DD8DE.png" xlink:type="simple" xlink:show="embed" xlink:actuate="onLoad">
            <text:p/>
          </draw:image>
        </draw:frame>
        <draw:frame draw:style-name="gr1" draw:text-style-name="P1" draw:layer="layout" svg:width="6.35cm" svg:height="8.89cm" svg:x="13.3cm" svg:y="18.38cm">
          <draw:image xlink:href="Pictures/10000000000002EE0000041A0896751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62cm" fo:margin-bottom="0.465cm" fo:margin-left="0.578cm" fo:margin-right="0.466cm" fo:page-width="21.615cm" fo:page-height="27.9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14H42M35S</meta:editing-duration>
    <meta:editing-cycles>9</meta:editing-cycles>
    <meta:generator>OpenOffice/4.1.6$Win32 OpenOffice.org_project/416m1$Build-9790</meta:generator>
    <dc:date>2022-04-02T19:52:35.88</dc:date>
    <meta:print-date>2022-04-02T16:20:21.25</meta:print-date>
    <meta:document-statistic meta:object-count="54"/>
  </office:meta>
</office:document-meta>
</file>